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600C0D7863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9.774cm" svg:x="2.524cm" svg:y="10.779cm">
          <draw:image xlink:href="Pictures/100000000000080000000600C0D7863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11T18:25:27.382025353</dc:date>
    <meta:editing-duration>PT20S</meta:editing-duration>
    <meta:editing-cycles>1</meta:editing-cycles>
    <meta:document-statistic meta:object-count="1"/>
    <meta:generator>LibreOffice/4.3.5.2$Linux_X86_64 LibreOffice_project/3a87456aaa6a95c63eea1c1b3201acedf0751bd5</meta:generator>
  </office:meta>
</office:document-meta>
</file>